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fo:background-color="#BFBFBF"/>
    </style:style>
    <style:style style:name="ce8" style:family="table-cell" style:parent-style-name="Default" style:data-style-name="N0">
      <style:table-cell-properties style:vertical-align="top" fo:wrap-option="wrap" fo:background-color="#BFBFB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132pt" style:use-optimal-row-height="true" fo:break-before="auto"/>
    </style:style>
    <style:style style:name="ro9" style:family="table-row">
      <style:table-row-properties style:row-height="96pt" style:use-optimal-row-height="false" fo:break-before="auto"/>
    </style:style>
    <style:style style:name="ro10" style:family="table-row">
      <style:table-row-properties style:row-height="86.4pt" style:use-optimal-row-height="true" fo:break-before="auto"/>
    </style:style>
    <style:style style:name="ro11" style:family="table-row">
      <style:table-row-properties style:row-height="14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1</text:p>
          </table:table-cell>
          <table:table-cell office:value-type="string" table:style-name="ce5">
            <text:p>Display computer database home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.1</text:p>
          </table:table-cell>
          <table:table-cell office:value-type="string" table:style-name="ce5">
            <text:p>Add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2</text:p>
          </table:table-cell>
          <table:table-cell office:value-type="string" table:style-name="ce5">
            <text:p>Display error message when adding a new computer to the computer database and no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5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3</text:p>
          </table:table-cell>
          <table:table-cell office:value-type="string" table:style-name="ce5">
            <text:p>Cancel adding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ancel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3</text:p>
          </table:table-cell>
          <table:table-cell office:value-type="string" table:style-name="ce5">
            <text:p>View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5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4.1</text:p>
          </table:table-cell>
          <table:table-cell office:value-type="string" table:style-name="ce5">
            <text:p>Update a computer name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6">
          <table:table-cell office:value-type="string" table:style-name="ce5">
            <text:p>TC_4.2</text:p>
          </table:table-cell>
          <table:table-cell office:value-type="string" table:style-name="ce5">
            <text:p>Display error message when updating a computer name in the computer database and no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4.3</text:p>
          </table:table-cell>
          <table:table-cell office:value-type="string" table:style-name="ce5">
            <text:p>Cancel updat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Cancel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5</text:p>
          </table:table-cell>
          <table:table-cell office:value-type="string" table:style-name="ce5">
            <text:p>Delete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has been dele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6</text:p>
          </table:table-cell>
          <table:table-cell office:value-type="string" table:style-name="ce5">
            <text:p>Filter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7</text:p>
          </table:table-cell>
          <table:table-cell office:value-type="string" table:style-name="ce5">
            <text:p>Sort computer results by 'computer name' in descending order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5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8</text:p>
          </table:table-cell>
          <table:table-cell office:value-type="string" table:style-name="ce5">
            <text:p>Page through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9</text:p>
          </table:table-cell>
          <table:table-cell office:value-type="string" table:style-name="ce5">
            <text:p>All 'Home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5">
            <text:p>1. Computer database 'Home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0</text:p>
          </table:table-cell>
          <table:table-cell office:value-type="string" table:style-name="ce5">
            <text:p>All 'Add a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Press the 'Tab' key on the keyboard until the last link, button or input field is reached at the end of the page</text:p>
          </table:table-cell>
          <table:table-cell office:value-type="string" table:style-name="ce5">
            <text:p>1. Computer database 'Add a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1</text:p>
          </table:table-cell>
          <table:table-cell office:value-type="string" table:style-name="ce5">
            <text:p>All 'Edit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Press the 'Tab' key on the keyboard until the last link, button or input field is reached at the end of the page</text:p>
          </table:table-cell>
          <table:table-cell office:value-type="string" table:style-name="ce5">
            <text:p>1. Computer database 'Edit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2</text:p>
          </table:table-cell>
          <table:table-cell office:value-type="string" table:style-name="ce5">
            <text:p>The 'Home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WAVE toolbar extension</text:p>
            <text:p>4. Click on 'No Styles' button within WAVE Toolbar</text:p>
          </table:table-cell>
          <table:table-cell office:value-type="string" table:style-name="ce5">
            <text:p>1. Computer database 'Home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3</text:p>
          </table:table-cell>
          <table:table-cell office:value-type="string" table:style-name="ce5">
            <text:p>The 'Add a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WAVE toolbar extension</text:p>
            <text:p>5. Click on 'No Styles' button within WAVE Toolbar</text:p>
          </table:table-cell>
          <table:table-cell office:value-type="string" table:style-name="ce5">
            <text:p>1. Computer database 'Add a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4</text:p>
          </table:table-cell>
          <table:table-cell office:value-type="string" table:style-name="ce5">
            <text:p>The 'Edit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5. Click on the WAVE toolbar extension</text:p>
            <text:p>6. Click on 'No Styles' button within WAVE Toolbar</text:p>
          </table:table-cell>
          <table:table-cell office:value-type="string" table:style-name="ce5">
            <text:p>1. Computer database 'Edit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5</text:p>
          </table:table-cell>
          <table:table-cell office:value-type="string" table:style-name="ce5">
            <text:p>All 'Home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6</text:p>
          </table:table-cell>
          <table:table-cell office:value-type="string" table:style-name="ce5">
            <text:p>All 'Add a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a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7</text:p>
          </table:table-cell>
          <table:table-cell office:value-type="string" table:style-name="ce5">
            <text:p>All 'Edit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8</text:p>
          </table:table-cell>
          <table:table-cell office:value-type="string" table:style-name="ce3">
            <text:p>Home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5">
            <text:p>1. Computer database 'Home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19</text:p>
          </table:table-cell>
          <table:table-cell office:value-type="string" table:style-name="ce3">
            <text:p>Add a computer 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5">
            <text:p>1. Computer database 'Add a computer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7">
          <table:table-cell office:value-type="string" table:style-name="ce5">
            <text:p>TC_20</text:p>
          </table:table-cell>
          <table:table-cell office:value-type="string" table:style-name="ce5">
            <text:p>Edit computer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5">
            <text:p>1. Computer database 'Edit a computer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21</text:p>
          </table:table-cell>
          <table:table-cell office:value-type="string" table:style-name="ce5">
            <text:p>Home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  <text:p>3. <text:s/>W3C Markup Validator URL</text:p>
          </table:table-cell>
          <table:table-cell office:value-type="string" table:style-name="ce5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2</text:p>
          </table:table-cell>
          <table:table-cell office:value-type="string" table:style-name="ce5">
            <text:p>Add a computer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  <text:p>3. <text:s/>W3C Markup Validator URL</text:p>
          </table:table-cell>
          <table:table-cell office:value-type="string" table:style-name="ce5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8">
          <table:table-cell office:value-type="string" table:style-name="ce5">
            <text:p>TC_23</text:p>
          </table:table-cell>
          <table:table-cell office:value-type="string" table:style-name="ce5">
            <text:p>Edit computer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  <text:p>2. <text:s/>W3C Markup Validator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opy the URL from within the web browser</text:p>
            <text:p>2. Navigate to https://validator.w3.org/nu/</text:p>
            <text:p>2. Paste the URL in to the input field 'Check by'</text:p>
            <text:p>2. Click 'Check' button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25</text:p>
          </table:table-cell>
          <table:table-cell office:value-type="string" table:style-name="ce5">
            <text:p>Adding a new computer to the computer databas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&lt;script&gt;alert('hello world');&lt;/script&gt;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&lt;script&gt;alert('hello world');&lt;/script&gt; has been created" at the top of the page</text:p>
            <text:p>3. No "hello world" alert should popup over the scree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6</text:p>
          </table:table-cell>
          <table:table-cell office:value-type="string" table:style-name="ce5">
            <text:p>Filtering computer results displayed on the computer database 'Home' pag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&lt;script&gt;alert('hello world');&lt;/script&gt;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No "hello world" alert should popup over the screen</text:p>
          </table:table-cell>
          <table:table-cell table:number-columns-repeated="20" table:style-name="ce3"/>
          <table:table-cell table:number-columns-repeated="16358" table:style-name="ce1"/>
        </table:table-row>
        <table:table-row table:number-rows-repeated="2" table:style-name="ro1">
          <table:table-cell table:number-columns-repeated="5" table:style-name="ce5"/>
          <table:table-cell table:number-columns-repeated="21" table:style-name="ce3"/>
          <table:table-cell table:number-columns-repeated="16358" table:style-name="ce4"/>
        </table:table-row>
        <table:table-row table:number-rows-repeated="1048544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6377" table:default-cell-style-name="ce9"/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Test Case ID</text:p>
          </table:table-cell>
          <table:table-cell office:value-type="string" table:style-name="ce8">
            <text:p>Pre conditions</text:p>
          </table:table-cell>
          <table:table-cell office:value-type="string" table:style-name="ce8">
            <text:p>Steps to reproduce</text:p>
          </table:table-cell>
          <table:table-cell office:value-type="string" table:style-name="ce8">
            <text:p>Expected result</text:p>
          </table:table-cell>
          <table:table-cell office:value-type="string" table:style-name="ce7">
            <text:p>Severity</text:p>
          </table:table-cell>
          <table:table-cell table:number-columns-repeated="16377" table:style-name="ce9"/>
        </table:table-row>
        <table:table-row table:style-name="ro9">
          <table:table-cell office:value-type="string" table:style-name="ce10">
            <text:p>BUG_1</text:p>
          </table:table-cell>
          <table:table-cell office:value-type="string" table:style-name="ce10">
            <text:p>"Application error" when adding a new computer to the computer database with a computer name of over 10,000 characters</text:p>
          </table:table-cell>
          <table:table-cell office:value-type="string" table:style-name="ce10">
            <text:p>TC_2.1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0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10">
            <text:p>1. On clicking 'Add a new computer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9">
          <table:table-cell office:value-type="string" table:style-name="ce10">
            <text:p>BUG_2</text:p>
          </table:table-cell>
          <table:table-cell office:value-type="string" table:style-name="ce10">
            <text:p>"Application error" when trying to filter computers in the computer database with a computer name of over 5,000 characters</text:p>
          </table:table-cell>
          <table:table-cell office:value-type="string" table:style-name="ce9">
            <text:p>TC_6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10">
            <text:p>1. On clicking 'Filter by name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5">
          <table:table-cell office:value-type="string" table:style-name="ce9">
            <text:p>BUG_3</text:p>
          </table:table-cell>
          <table:table-cell office:value-type="string" table:style-name="ce9">
            <text:p>Results are not sorted in descending order when the 'Computer name' table header is clicked</text:p>
          </table:table-cell>
          <table:table-cell office:value-type="string" table:style-name="ce9">
            <text:p>TC_7</text:p>
          </table:table-cell>
          <table:table-cell office:value-type="string" table:style-name="ce11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9">
            <text:p>1. On clicking the 'Computer name' table heading the results do not get sorted in descending order<text:s/>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10">
          <table:table-cell office:value-type="string" table:style-name="ce9">
            <text:p>BUG_4</text:p>
          </table:table-cell>
          <table:table-cell office:value-type="string" table:style-name="ce5">
            <text:p>Web parameter tampering not handled on 'Edit computer' page<text:s/></text:p>
          </table:table-cell>
          <table:table-cell office:value-type="string" table:style-name="ce5">
            <text:p>TC_4.1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/hello within the web browser</text:p>
          </table:table-cell>
          <table:table-cell office:value-type="string" table:style-name="ce9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3">
          <table:table-cell office:value-type="string" table:style-name="ce9">
            <text:p>BUG_5</text:p>
          </table:table-cell>
          <table:table-cell office:value-type="string" table:style-name="ce9">
            <text:p>UI is not localised on 'Home' page</text:p>
          </table:table-cell>
          <table:table-cell office:value-type="string" table:style-name="ce9">
            <text:p>TC_15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7">
          <table:table-cell office:value-type="string" table:style-name="ce9">
            <text:p>BUG_6</text:p>
          </table:table-cell>
          <table:table-cell office:value-type="string" table:style-name="ce9">
            <text:p>UI is not localised on 'Add a computer' page</text:p>
          </table:table-cell>
          <table:table-cell office:value-type="string" table:style-name="ce9">
            <text:p>TC_16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11">
          <table:table-cell office:value-type="string" table:style-name="ce9">
            <text:p>BUG_7</text:p>
          </table:table-cell>
          <table:table-cell office:value-type="string" table:style-name="ce9">
            <text:p>UI is not localised on 'Edit computer' page</text:p>
          </table:table-cell>
          <table:table-cell office:value-type="string" table:style-name="ce9">
            <text:p>TC_17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8">
          <table:table-cell office:value-type="string" table:style-name="ce9">
            <text:p>BUG_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9">
            <text:p>TC_18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5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7">
          <table:table-cell office:value-type="string" table:style-name="ce9">
            <text:p>BUG_8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9">
            <text:p>TC_19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5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9" table:style-name="ce3"/>
          <table:table-cell table:number-columns-repeated="16358" table:style-name="ce4"/>
        </table:table-row>
        <table:table-row table:style-name="ro8">
          <table:table-cell office:value-type="string" table:style-name="ce5">
            <text:p>BUG_9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_20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5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5"/>
          <table:table-cell table:number-columns-repeated="20" table:style-name="ce3"/>
          <table:table-cell table:number-columns-repeated="16358" table:style-name="ce4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18:15:15Z</dc:date>
  </office:meta>
</office:document-meta>
</file>